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A0046009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02cm" draw:marker-start-width="0.427cm" draw:marker-end-width="0.427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7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3.175cm" svg:x="13.065cm" svg:y="3.54cm">
          <text:p text:style-name="P1"><text:span text:style-name="T1">Spago4Q</text:span></text:p>
          <text:p text:style-name="P1"><text:span text:style-name="T1">KPI Document</text:span></text:p>
          <text:p text:style-name="P1">(HTML | PDF | XML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1cm" svg:height="1.27cm" svg:x="14.335cm" svg:y="7.985cm">
          <text:p text:style-name="P1"><text:span text:style-name="T1">KPI Valu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54cm" svg:height="1.27cm" svg:x="14.97cm" svg:y="10.525cm">
          <text:p text:style-name="P1"><text:span text:style-name="T1">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445cm" svg:height="1.905cm" svg:x="7.895cm" svg:y="4.644cm">
          <text:p text:style-name="P1"><text:span text:style-name="T1">Spago4Q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445cm" svg:height="1.905cm" svg:x="2.27cm" svg:y="2.905cm">
          <text:p text:style-name="P1"><text:span text:style-name="T1">QualiPSo</text:span></text:p>
          <text:p text:style-name="P1"><text:span text:style-name="T1">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445cm" svg:height="1.905cm" svg:x="2.27cm" svg:y="6.715cm">
          <text:p text:style-name="P1"><text:span text:style-name="T1">QualiPSo</text:span></text:p>
          <text:p text:style-name="P1"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s" svg:x1="16.24cm" svg:y1="7.985cm" svg:x2="16.24cm" svg:y2="6.715cm" draw:start-shape="id1" draw:start-glue-point="0" draw:end-shape="id2" svg:d="m16240 7985v-501-219-550">
          <text:p/>
        </draw:connector>
        <draw:connector draw:style-name="gr4" draw:text-style-name="P1" draw:layer="layout" draw:type="curve" svg:x1="10.117cm" svg:y1="4.644cm" svg:x2="6.715cm" svg:y2="3.857cm" draw:start-shape="id3" draw:start-glue-point="0" draw:end-shape="id4" draw:end-glue-point="1" svg:d="m10117 4644c0-525-1134-787-3402-787">
          <text:p/>
        </draw:connector>
        <draw:connector draw:style-name="gr4" draw:text-style-name="P1" draw:layer="layout" draw:type="curve" svg:x1="10.117cm" svg:y1="6.549cm" svg:x2="6.715cm" svg:y2="7.667cm" draw:start-shape="id3" draw:start-glue-point="2" draw:end-shape="id5" draw:end-glue-point="1" svg:d="m10117 6549c0 746-1134 1118-3402 1118">
          <text:p/>
        </draw:connector>
        <draw:g xml:id="id6" draw:id="id6">
          <draw:frame draw:style-name="gr5" draw:text-style-name="P1" draw:layer="layout" svg:width="1.85cm" svg:height="1.85cm" svg:x="8.928cm" svg:y="9.292cm">
            <draw:image xlink:href="Pictures/10000000000000A0000000A004600912.png" xlink:type="simple" xlink:show="embed" xlink:actuate="onLoad">
              <text:p/>
            </draw:image>
          </draw:frame>
          <draw:frame draw:style-name="gr6" draw:text-style-name="P2" draw:layer="layout" svg:width="3.978cm" svg:height="2.384cm" svg:x="8.085cm" svg:y="10.781cm">
            <draw:text-box>
              <text:p text:style-name="P1"><text:span text:style-name="T1">Spago4Q</text:span></text:p>
              <text:p text:style-name="P1"><text:span text:style-name="T1">Data</text:span></text:p>
              <text:p text:style-name="P1"><text:span text:style-name="T1">WereHouse</text:span></text:p>
            </draw:text-box>
          </draw:frame>
        </draw:g>
        <draw:connector draw:style-name="gr4" draw:text-style-name="P1" draw:layer="layout" draw:type="line" svg:x1="12.063cm" svg:y1="11.228cm" svg:x2="14.97cm" svg:y2="11.16cm" draw:start-shape="id6" draw:end-shape="id7" svg:d="m12063 11228 2907-68">
          <text:p/>
        </draw:connector>
        <draw:connector draw:style-name="gr4" draw:text-style-name="P1" draw:layer="layout" draw:type="line" svg:x1="10.074cm" svg:y1="9.292cm" svg:x2="10.117cm" svg:y2="6.549cm" draw:start-shape="id6" draw:end-shape="id3" draw:end-glue-point="2" svg:d="m10074 9292 43-2743">
          <text:p/>
        </draw:connector>
        <draw:custom-shape draw:style-name="gr2" draw:text-style-name="P1" xml:id="id8" draw:id="id8" draw:layer="layout" svg:width="5.08cm" svg:height="1.905cm" svg:x="13.735cm" svg:y="13.13cm">
          <text:p text:style-name="P1"><text:span text:style-name="T1">Quality Models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24cm" svg:y1="10.525cm" svg:x2="16.24cm" svg:y2="9.255cm" draw:start-shape="id7" draw:start-glue-point="0" draw:end-shape="id1" draw:end-glue-point="2" svg:d="m16240 10525v-1270">
          <text:p/>
        </draw:connector>
        <draw:connector draw:style-name="gr4" draw:text-style-name="P1" draw:layer="layout" draw:type="line" svg:x1="16.275cm" svg:y1="13.13cm" svg:x2="16.24cm" svg:y2="11.795cm" draw:start-shape="id8" draw:start-glue-point="0" draw:end-shape="id7" draw:end-glue-point="2" svg:d="m16275 13130-35-1335">
          <text:p/>
        </draw:connector>
        <draw:custom-shape draw:style-name="gr2" draw:text-style-name="P1" xml:id="id9" draw:id="id9" draw:layer="layout" svg:width="4.445cm" svg:height="1.905cm" svg:x="7.85cm" svg:y="14.235cm">
          <text:p text:style-name="P1"><text:span text:style-name="T1">Kalibro</text:span></text:p>
          <text:p text:style-name="P1"><text:span text:style-name="T1">Extr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072cm" svg:y1="14.235cm" svg:x2="10.074cm" svg:y2="13.165cm" draw:start-shape="id9" draw:start-glue-point="0" draw:end-shape="id6" svg:d="m10072 14235 2-1070">
          <text:p/>
        </draw:connector>
        <draw:custom-shape draw:style-name="gr3" draw:text-style-name="P1" xml:id="id10" draw:id="id10" draw:layer="layout" svg:width="4.445cm" svg:height="1.905cm" svg:x="7.785cm" svg:y="17.51cm">
          <text:p text:style-name="P1"><text:span text:style-name="T1">Kalibro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007cm" svg:y1="17.51cm" svg:x2="10.072cm" svg:y2="16.14cm" draw:start-shape="id10" draw:start-glue-point="0" draw:end-shape="id9" svg:d="m10007 17510 65-13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o Meirelles</meta:initial-creator>
    <meta:creation-date>2011-04-15T04:50:50</meta:creation-date>
    <dc:date>2011-04-15T05:14:16</dc:date>
    <dc:creator>Paulo Meirelles</dc:creator>
    <meta:editing-duration>PT7M57S</meta:editing-duration>
    <meta:editing-cycles>1</meta:editing-cycles>
    <meta:document-statistic meta:object-count="21"/>
    <meta:generator>LibreOffice/3.3$Linux LibreOffice_project/330m19$Build-202</meta:generator>
  </office:meta>
</office:document-meta>
</file>